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Mono" svg:font-family="'Andale Mono'" style:font-pitch="fixed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fo:color="#813709" loext:opacity="100%" style:font-name="Andale Mono" officeooo:rsid="000994cc" officeooo:paragraph-rsid="000994cc" fo:background-color="transparent"/>
    </style:style>
    <style:style style:name="P2" style:family="paragraph" style:parent-style-name="Standard">
      <loext:graphic-properties draw:fill="solid" draw:fill-color="#cccccc" draw:opacity="100%"/>
      <style:paragraph-properties fo:text-align="start" style:justify-single-word="false" fo:background-color="#cccccc"/>
      <style:text-properties fo:color="#813709" loext:opacity="100%" style:font-name="Andale Mono" fo:background-color="transparent"/>
    </style:style>
    <style:style style:name="P3" style:family="paragraph" style:parent-style-name="Standard">
      <loext:graphic-properties draw:fill="solid" draw:fill-color="#cccccc" draw:opacity="100%"/>
      <style:paragraph-properties fo:text-align="start" style:justify-single-word="false" fo:background-color="#cccccc"/>
      <style:text-properties fo:color="#813709" loext:opacity="100%" style:font-name="Andale Mono" officeooo:paragraph-rsid="000994cc" fo:background-color="transparent"/>
    </style:style>
    <style:style style:name="P4" style:family="paragraph" style:parent-style-name="Standard">
      <loext:graphic-properties draw:fill="none" draw:fill-color="#ffffff" draw:opacity="100%"/>
      <style:paragraph-properties fo:line-height="200%" fo:text-align="center" style:justify-single-word="false" fo:background-color="transparent"/>
      <style:text-properties fo:color="#000000" loext:opacity="100%" style:font-name="Andale Mono" officeooo:rsid="000994cc" officeooo:paragraph-rsid="000994cc" fo:background-color="transparent"/>
    </style:style>
    <style:style style:name="P5" style:family="paragraph" style:parent-style-name="Standard">
      <loext:graphic-properties draw:fill="none" draw:fill-color="#ffffff" draw:opacity="100%"/>
      <style:paragraph-properties fo:line-height="100%" fo:text-align="center" style:justify-single-word="false" fo:background-color="transparent"/>
      <style:text-properties fo:color="#000000" loext:opacity="100%" style:font-name="Andale Mono" officeooo:rsid="000994cc" officeooo:paragraph-rsid="000994cc" fo:background-color="transparent"/>
    </style:style>
    <style:style style:name="P6" style:family="paragraph" style:parent-style-name="Standard">
      <loext:graphic-properties draw:fill="none" draw:fill-color="#ffffff" draw:opacity="100%"/>
      <style:paragraph-properties fo:line-height="200%" fo:text-align="center" style:justify-single-word="false" fo:background-color="transparent"/>
      <style:text-properties fo:color="#000000" loext:opacity="100%" style:font-name="Andale Mono" officeooo:paragraph-rsid="000994cc" fo:background-color="transparent"/>
    </style:style>
    <style:style style:name="T1" style:family="text">
      <style:text-properties officeooo:rsid="000994cc"/>
    </style:style>
    <style:style style:name="T2" style:family="text">
      <style:text-properties style:font-name="Droid Sans Mono" fo:font-size="10.5pt" fo:font-weight="normal"/>
    </style:style>
    <style:style style:name="T3" style:family="text">
      <style:text-properties style:font-name="Droid Sans Mono" fo:font-size="10.5pt" fo:font-weight="normal" officeooo:rsid="000994cc"/>
    </style:style>
    <style:style style:name="T4" style:family="text">
      <style:text-properties fo:color="#800080" loext:opacity="100%"/>
    </style:style>
    <style:style style:name="T5" style:family="text">
      <style:text-properties fo:color="#800080" loext:opacity="100%" style:font-name="Droid Sans Mono" fo:font-size="10.5pt" fo:font-weight="normal"/>
    </style:style>
    <style:style style:name="T6" style:family="text">
      <style:text-properties fo:color="#7b3d00" loext:opacity="100%"/>
    </style:style>
    <style:style style:name="T7" style:family="text">
      <style:text-properties fo:color="#2a6099" loext:opacity="100%"/>
    </style:style>
    <style:style style:name="T8" style:family="text">
      <style:text-properties fo:color="#2a6099" loext:opacity="100%" style:font-name="Droid Sans Mono" fo:font-size="10.5pt" fo:font-weight="normal"/>
    </style:style>
    <style:style style:name="T9" style:family="text">
      <style:text-properties fo:color="#2a6099" loext:opacity="100%" style:font-name="Droid Sans Mono" fo:font-size="10.5pt" fo:font-weight="normal" fo:background-color="#666666" loext:char-shading-value="0"/>
    </style:style>
    <style:style style:name="T10" style:family="text">
      <style:text-properties fo:color="#2a6099" loext:opacity="100%" fo:background-color="#666666" loext:char-shading-value="0"/>
    </style:style>
    <style:style style:name="T11" style:family="text">
      <style:text-properties fo:color="#00a933" loext:opacity="100%"/>
    </style:style>
    <style:style style:name="T12" style:family="text">
      <style:text-properties fo:color="#00a933" loext:opacity="100%" style:font-name="Droid Sans Mono" fo:font-size="10.5pt" fo:font-weight="normal"/>
    </style:style>
    <style:style style:name="T13" style:family="text">
      <style:text-properties fo:color="#00a933" loext:opacity="100%" style:font-name="Droid Sans Mono" fo:font-size="10.5pt" fo:font-weight="normal" fo:background-color="#666666" loext:char-shading-value="0"/>
    </style:style>
    <style:style style:name="T14" style:family="text">
      <style:text-properties fo:color="#00a933" loext:opacity="100%" fo:background-color="#666666" loext:char-shading-value="0"/>
    </style:style>
    <style:style style:name="T15" style:family="text">
      <style:text-properties fo:color="#b85c00" loext:opacity="100%"/>
    </style:style>
    <style:style style:name="T16" style:family="text">
      <style:text-properties fo:color="#000000" loext:opacity="100%" style:font-name="Andale Mono" officeooo:rsid="000994cc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">Leveldata.gd</text:p>
      <text:p text:style-name="P2"><text:span text:style-name="T4">extends</text:span> CharacterBody2D</text:p>
      <text:p text:style-name="P2"/>
      <text:p text:style-name="P2"><text:span text:style-name="T7">@onready</text:span> var ray = $RayCast2D</text:p>
      <text:p text:style-name="P2"><text:span text:style-name="T7">@onready</text:span> var label = $Label</text:p>
      <text:p text:style-name="P2"><text:span text:style-name="T7">@export</text:span> var value = ""</text:p>
      <text:p text:style-name="P2"><text:span text:style-name="T7">@export</text:span> var can_move = true</text:p>
      <text:p text:style-name="P2">var animation_speed = 0.35</text:p>
      <text:p text:style-name="P2">var moving = false</text:p>
      <text:p text:style-name="P2">var tile_size = 32</text:p>
      <text:p text:style-name="P2"/>
      <text:p text:style-name="P2"/>
      <text:p text:style-name="P2">var inputs = {"ui_right": Vector2.RIGHT,</text:p>
      <text:p text:style-name="P2"><text:tab/><text:tab/><text:tab/>"ui_left": Vector2.LEFT,</text:p>
      <text:p text:style-name="P2"><text:tab/><text:tab/><text:tab/>"ui_up": Vector2.UP,</text:p>
      <text:p text:style-name="P2"><text:tab/><text:tab/><text:tab/>"ui_down": Vector2.DOWN}</text:p>
      <text:p text:style-name="P2"/>
      <text:p text:style-name="P2"><text:span text:style-name="T11">func</text:span> _ready():</text:p>
      <text:p text:style-name="P2"><text:tab/>position = position.snapped(Vector2.ONE * tile_size)</text:p>
      <text:p text:style-name="P2"><text:tab/>label.text = value</text:p>
      <text:p text:style-name="P2"/>
      <text:p text:style-name="P2"><text:span text:style-name="T11">func</text:span> move(dir):</text:p>
      <text:p text:style-name="P2"><text:tab/>if can_move == true:</text:p>
      <text:p text:style-name="P2"><text:tab/><text:tab/>ray.target_position = inputs[dir] * (tile_size)</text:p>
      <text:p text:style-name="P2"><text:tab/><text:tab/>ray.force_raycast_update()</text:p>
      <text:p text:style-name="P2"><text:tab/><text:tab/>if !ray.is_colliding():</text:p>
      <text:p text:style-name="P2"><text:tab/><text:tab/><text:tab/>#position += inputs[dir] * tile_size</text:p>
      <text:p text:style-name="P2"><text:tab/><text:tab/><text:tab/>animate_move(dir)</text:p>
      <text:p text:style-name="P2"><text:tab/><text:tab/><text:tab/>return true</text:p>
      <text:p text:style-name="P2"><text:tab/><text:tab/>else:</text:p>
      <text:p text:style-name="P2"><text:tab/><text:tab/><text:tab/>return false</text:p>
      <text:p text:style-name="P2"><text:tab/></text:p>
      <text:p text:style-name="P2"><text:span text:style-name="T11">func</text:span> animate_move(dir):</text:p>
      <text:p text:style-name="P2"><text:tab/>var tween = create_tween()</text:p>
      <text:p text:style-name="P2"><text:tab/>tween.tween_property(self, "position", position + inputs[dir] * tile_size, animation_speed).set_trans(Tween.TRANS_SINE)</text:p>
      <text:p text:style-name="P2"><text:tab/>moving = true</text:p>
      <text:p text:style-name="P2"><text:tab/>await tween.finished</text:p>
      <text:p text:style-name="P2"><text:tab/>moving = false</text:p>
      <text:p text:style-name="P2"><text:tab/></text:p>
      <text:p text:style-name="P1"><text:span text:style-name="T16"/></text:p>
      <text:p text:style-name="P4">level.gd</text:p>
      <text:p text:style-name="P3"><text:span text:style-name="T4">extends</text:span> Node</text:p>
      <text:p text:style-name="P3"><text:span text:style-name="T7">@export</text:span> var levels :Array[PackedScene] = []</text:p>
      <text:p text:style-name="P3"><text:span text:style-name="T7">@export</text:span> var box_count = 1</text:p>
      <text:p text:style-name="P3"><text:span text:style-name="T7">@export</text:span> var level = 0</text:p>
      <text:p text:style-name="P3"><text:span text:style-name="T7">@export</text:span> var default_sec = 0</text:p>
      <text:p text:style-name="P3">var text = ""</text:p>
      <text:p text:style-name="P3"><text:span text:style-name="T7">@onready</text:span> var gui = $Control/GUI</text:p>
      <text:p text:style-name="P3"><text:span text:style-name="T7">@onready</text:span> var lvlmgr = $Lvlmgr</text:p>
      <text:p text:style-name="P3"><text:soft-page-break/><text:span text:style-name="T7">@onready</text:span> var timer = $Control/GUI/Timer</text:p>
      <text:p text:style-name="P3"><text:span text:style-name="T7">@onready</text:span> var tx = $Control/GUI/Panel/HBoxContainer/Label</text:p>
      <text:p text:style-name="P3"><text:span text:style-name="T7">@onready</text:span> var tx2 = $Control/GUI/Panel/HBoxContainer/Label2</text:p>
      <text:p text:style-name="P3"><text:span text:style-name="T7">@onready</text:span> var tx3 = $Control/GUI/Panel/HBoxContainer/Label3</text:p>
      <text:p text:style-name="P3"><text:span text:style-name="T7">@export</text:span> var max_level = 5</text:p>
      <text:p text:style-name="P3"><text:span text:style-name="T7">@onready</text:span> var lbwin1 = $"Control/finished menu/Panel/Panel/VBoxContainer/Label"</text:p>
      <text:p text:style-name="P3"><text:span text:style-name="T7">@onready</text:span> var lbwin2 = $"Control/finished menu/Panel/Panel/VBoxContainer/Label2"</text:p>
      <text:p text:style-name="P3">var curr_level = 0</text:p>
      <text:p text:style-name="P3">var boxes = {}</text:p>
      <text:p text:style-name="P3">var correct_count = []</text:p>
      <text:p text:style-name="P3">var box = 0</text:p>
      <text:p text:style-name="P3">var sec</text:p>
      <text:p text:style-name="P3">var sec_elapsed = 0</text:p>
      <text:p text:style-name="P3"># Called when the node enters the scene tree for the first time.</text:p>
      <text:p text:style-name="P3"><text:span text:style-name="T11">func</text:span> _ready() -&gt; void:</text:p>
      <text:p text:style-name="P3"><text:tab/>$Control/pause_menu.visible = false</text:p>
      <text:p text:style-name="P3"><text:tab/>$"Control/finished menu".visible = false</text:p>
      <text:p text:style-name="P3"><text:tab/>advance_level()</text:p>
      <text:p text:style-name="P3"><text:tab/>sec = default_sec</text:p>
      <text:p text:style-name="P3"><text:tab/>print(len(levels))</text:p>
      <text:p text:style-name="P3"><text:tab/></text:p>
      <text:p text:style-name="P3"><text:span text:style-name="T11">func</text:span> _process(delta: float) -&gt; void:</text:p>
      <text:p text:style-name="P3"><text:tab/>if Input.is_action_just_pressed("ui_accept") and not get_tree().paused:</text:p>
      <text:p text:style-name="P3"><text:tab/><text:tab/>reset_puzzle()</text:p>
      <text:p text:style-name="P3"><text:tab/></text:p>
      <text:p text:style-name="P3"><text:tab/>tx2.text = text.format(boxes)</text:p>
      <text:p text:style-name="P3"><text:tab/></text:p>
      <text:p text:style-name="P3"><text:tab/>if !get_tree().paused:</text:p>
      <text:p text:style-name="P3"><text:tab/><text:tab/>sec = sec-delta</text:p>
      <text:p text:style-name="P3"><text:tab/><text:tab/>sec_elapsed += delta</text:p>
      <text:p text:style-name="P3"><text:tab/><text:tab/>tx.text = "Your Time %02d:%02d" % [sec/60, fmod(sec,60)]</text:p>
      <text:p text:style-name="P3"><text:tab/><text:tab/></text:p>
      <text:p text:style-name="P3"><text:tab/>if sec &lt;= 0:</text:p>
      <text:p text:style-name="P3"><text:tab/><text:tab/>fail_game()</text:p>
      <text:p text:style-name="P3"><text:tab/><text:tab/></text:p>
      <text:p text:style-name="P3"><text:span text:style-name="T11">func</text:span> reset_puzzle():</text:p>
      <text:p text:style-name="P3"><text:tab/>var current_child = lvlmgr.get_child(0)</text:p>
      <text:p text:style-name="P3"><text:tab/>$AnimationPlayer.play("transition_out")</text:p>
      <text:p text:style-name="P3"><text:tab/>await $AnimationPlayer.animation_finished</text:p>
      <text:p text:style-name="P3"><text:tab/>lvlmgr.remove_child(current_child)</text:p>
      <text:p text:style-name="P3"><text:tab/>current_child.queue_free()</text:p>
      <text:p text:style-name="P3"><text:tab/>lvlmgr.add_child(levels[curr_level].instantiate())</text:p>
      <text:p text:style-name="P3"><text:tab/>initialize_text(lvlmgr.get_child(0).text,lvlmgr.get_child(0).box_count,lvlmgr.get_child(0).get_node("TargetHandler"))</text:p>
      <text:p text:style-name="P3"><text:tab/>$AnimationPlayer.play("transition_in")</text:p>
      <text:p text:style-name="P3"><text:tab/></text:p>
      <text:p text:style-name="P3"><text:span text:style-name="T11">func</text:span> reset_level():</text:p>
      <text:p text:style-name="P3"><text:tab/>var current_child = lvlmgr.get_child(0)</text:p>
      <text:p text:style-name="P3"><text:tab/>$AnimationPlayer.play("transition_out")</text:p>
      <text:p text:style-name="P3"><text:soft-page-break/><text:tab/>await $AnimationPlayer.animation_finished</text:p>
      <text:p text:style-name="P3"><text:tab/>lvlmgr.remove_child(current_child)</text:p>
      <text:p text:style-name="P3"><text:tab/>current_child.queue_free()</text:p>
      <text:p text:style-name="P3"><text:tab/>curr_level = 0</text:p>
      <text:p text:style-name="P3"><text:tab/>lvlmgr.add_child(levels[curr_level].instantiate())</text:p>
      <text:p text:style-name="P3"><text:tab/>initialize_text(lvlmgr.get_child(0).text,lvlmgr.get_child(0).box_count,lvlmgr.get_child(0).get_node("TargetHandler"))</text:p>
      <text:p text:style-name="P3"><text:tab/>$AnimationPlayer.play("transition_in")</text:p>
      <text:p text:style-name="P3"><text:tab/></text:p>
      <text:p text:style-name="P3"><text:tab/></text:p>
      <text:p text:style-name="P3"><text:span text:style-name="T11">func</text:span> advance_level():</text:p>
      <text:p text:style-name="P3"><text:tab/></text:p>
      <text:p text:style-name="P3"><text:tab/>var current_child = lvlmgr.get_child(0)</text:p>
      <text:p text:style-name="P3"><text:tab/></text:p>
      <text:p text:style-name="P3"><text:tab/>get_tree().paused = true</text:p>
      <text:p text:style-name="P3"><text:tab/>if current_child:</text:p>
      <text:p text:style-name="P3"><text:tab/><text:tab/>curr_level += 1<text:tab/></text:p>
      <text:p text:style-name="P3"><text:tab/><text:tab/>if curr_level &gt;= len(levels):</text:p>
      <text:p text:style-name="P3"><text:tab/><text:tab/><text:tab/>finish_game()</text:p>
      <text:p text:style-name="P3"><text:tab/><text:tab/><text:tab/>return</text:p>
      <text:p text:style-name="P3"><text:tab/><text:tab/>tx3.text = "Pertanyaan %s dari 5" % (curr_level+1)</text:p>
      <text:p text:style-name="P3"><text:tab/><text:tab/>$AnimationPlayer.play("transition_out")</text:p>
      <text:p text:style-name="P3"><text:tab/><text:tab/>await $AnimationPlayer.animation_finished</text:p>
      <text:p text:style-name="P3"><text:tab/><text:tab/>lvlmgr.remove_child(current_child)</text:p>
      <text:p text:style-name="P3"><text:tab/><text:tab/>current_child.queue_free()</text:p>
      <text:p text:style-name="P3"><text:tab/>lvlmgr.add_child(levels[curr_level].instantiate())</text:p>
      <text:p text:style-name="P3"><text:tab/>initialize_text(lvlmgr.get_child(0).text,lvlmgr.get_child(0).box_count,lvlmgr.get_child(0).get_node("TargetHandler"))</text:p>
      <text:p text:style-name="P3"><text:tab/>$AnimationPlayer.play("transition_in")</text:p>
      <text:p text:style-name="P3"><text:tab/>await $AnimationPlayer.animation_finished</text:p>
      <text:p text:style-name="P3"><text:tab/>get_tree().paused = false</text:p>
      <text:p text:style-name="P3"/>
      <text:p text:style-name="P3"><text:span text:style-name="T11">func</text:span> _on_button_pressed() -&gt; void:</text:p>
      <text:p text:style-name="P3"><text:tab/>advance_level()</text:p>
      <text:p text:style-name="P3"/>
      <text:p text:style-name="P3"><text:span text:style-name="T11">func</text:span> initialize_text(texts:String,box_counts:int,targets):</text:p>
      <text:p text:style-name="P3"><text:tab/>text = texts</text:p>
      <text:p text:style-name="P3"><text:tab/>box_count = box_counts</text:p>
      <text:p text:style-name="P3"><text:tab/>correct_count = []</text:p>
      <text:p text:style-name="P3"><text:tab/>for i in range(box_count):</text:p>
      <text:p text:style-name="P3"><text:tab/><text:tab/>boxes[i] = "[u][___%s___][/u]" %(i+1)</text:p>
      <text:p text:style-name="P3"><text:tab/><text:tab/>correct_count.append(false)</text:p>
      <text:p text:style-name="P3"><text:tab/>for target in targets.get_children():</text:p>
      <text:p text:style-name="P3"><text:tab/><text:tab/>target.box_correct.connect(_on_target_box_correct)</text:p>
      <text:p text:style-name="P3"><text:tab/><text:tab/></text:p>
      <text:p text:style-name="P3"><text:span text:style-name="T11">func</text:span> finish_game() -&gt; void:</text:p>
      <text:p text:style-name="P3"><text:tab/>get_tree().paused = true</text:p>
      <text:p text:style-name="P3"><text:tab/>$"Control/finished menu".visible = true</text:p>
      <text:p text:style-name="P3"><text:tab/>lvldata.update_level(int(sec_elapsed),level)</text:p>
      <text:p text:style-name="P3"><text:tab/>lbwin2.text ="You finished the level with %02d:%02d left!" % [(sec_elapsed)/60, fmod((sec_elapsed),60)]</text:p>
      <text:p text:style-name="P3"><text:soft-page-break/><text:span text:style-name="T11">func</text:span> fail_game() -&gt; void:</text:p>
      <text:p text:style-name="P3"><text:tab/>get_tree().paused = true</text:p>
      <text:p text:style-name="P3"><text:tab/>$"Control/finished menu".visible = true</text:p>
      <text:p text:style-name="P3"><text:tab/>lbwin1.text = "Time up!"</text:p>
      <text:p text:style-name="P3"><text:tab/>lbwin2.text = "" </text:p>
      <text:p text:style-name="P3"/>
      <text:p text:style-name="P3"><text:span text:style-name="T11">func</text:span> _on_target_box_correct(new_text,id,state) -&gt; void:</text:p>
      <text:p text:style-name="P3"><text:tab/>boxes[id] = new_text</text:p>
      <text:p text:style-name="P3"><text:tab/>correct_count[id] = state</text:p>
      <text:p text:style-name="P3"><text:tab/>print(correct_count)</text:p>
      <text:p text:style-name="P3"><text:tab/>if correct_count.count(true) == len(correct_count):</text:p>
      <text:p text:style-name="P3"><text:tab/><text:tab/>await get_tree().create_timer(1.0).timeout</text:p>
      <text:p text:style-name="P3"><text:tab/><text:tab/>get_tree().paused = true</text:p>
      <text:p text:style-name="P3"><text:tab/><text:tab/>advance_level()</text:p>
      <text:p text:style-name="P3"><text:tab/>pass</text:p>
      <text:p text:style-name="P3"/>
      <text:p text:style-name="P3"/>
      <text:p text:style-name="P3"><text:span text:style-name="T11">func</text:span> _on_pause_button_pressed() -&gt; void:</text:p>
      <text:p text:style-name="P3"><text:tab/>get_tree().paused = true</text:p>
      <text:p text:style-name="P3"><text:tab/>$Control/pause_menu.visible = true</text:p>
      <text:p text:style-name="P3"/>
      <text:p text:style-name="P3"><text:span text:style-name="T11">func</text:span> _on_resume_pressed() -&gt; void:</text:p>
      <text:p text:style-name="P3"><text:tab/>get_tree().paused = false</text:p>
      <text:p text:style-name="P3"><text:tab/>$Control/pause_menu.visible = false</text:p>
      <text:p text:style-name="P3"/>
      <text:p text:style-name="P3"><text:span text:style-name="T11">func</text:span> _on_reset_pressed() -&gt; void:</text:p>
      <text:p text:style-name="P3"><text:tab/>get_tree().paused = false</text:p>
      <text:p text:style-name="P3"><text:tab/>$Control/pause_menu.visible = false</text:p>
      <text:p text:style-name="P3"><text:tab/>$"Control/finished menu".visible = false</text:p>
      <text:p text:style-name="P3"><text:tab/>reset_level()</text:p>
      <text:p text:style-name="P3"><text:tab/></text:p>
      <text:p text:style-name="P3"><text:span text:style-name="T11">func</text:span> _on_select_level_pressed() -&gt; void:</text:p>
      <text:p text:style-name="P3"><text:tab/>get_tree().change_scene_to_packed(load("res://res/Interface/level_tscn.tscn"))</text:p>
      <text:p text:style-name="P3"><text:tab/>pass # Replace w<text:span text:style-name="T6">ith funct</text:span>ion body.</text:p>
      <text:p text:style-name="P3"/>
      <text:p text:style-name="P5"/>
      <text:p text:style-name="P4">leveldata.gd</text:p>
      <text:p text:style-name="P3"><text:span text:style-name="T4">extends</text:span> Node</text:p>
      <text:p text:style-name="P3"/>
      <text:p text:style-name="P3">var <text:s/>levels = SaveData.new()</text:p>
      <text:p text:style-name="P3"/>
      <text:p text:style-name="P3"/>
      <text:p text:style-name="P3"><text:span text:style-name="T11">func</text:span> _ready() -&gt; void:</text:p>
      <text:p text:style-name="P3"><text:tab/>levels = levels.load()</text:p>
      <text:p text:style-name="P3"/>
      <text:p text:style-name="P3"><text:span text:style-name="T11">func</text:span> get_data():</text:p>
      <text:p text:style-name="P3"><text:tab/>return levels.data</text:p>
      <text:p text:style-name="P3"><text:tab/></text:p>
      <text:p text:style-name="P3"><text:span text:style-name="T11">func</text:span> update_level(time:int,level:int):</text:p>
      <text:p text:style-name="P3"><text:tab/></text:p>
      <text:p text:style-name="P3"><text:soft-page-break/><text:tab/>if time &lt; levels.data[level][1]:</text:p>
      <text:p text:style-name="P3"><text:tab/><text:tab/>levels.data[level][1] = time</text:p>
      <text:p text:style-name="P3"><text:tab/></text:p>
      <text:p text:style-name="P3"><text:tab/>var nextlevel = level+1</text:p>
      <text:p text:style-name="P3"><text:tab/>if nextlevel &lt; len(levels.data):</text:p>
      <text:p text:style-name="P3"><text:tab/><text:tab/>unlock_level(nextlevel)</text:p>
      <text:p text:style-name="P3"><text:tab/>else:</text:p>
      <text:p text:style-name="P3"><text:tab/><text:tab/>levels.save()</text:p>
      <text:p text:style-name="P3"/>
      <text:p text:style-name="P3"><text:span text:style-name="T11">func</text:span> unlock_level(level):</text:p>
      <text:p text:style-name="P3"><text:tab/>levels.data[level][0] = true</text:p>
      <text:p text:style-name="P3"><text:tab/>levels.save()</text:p>
      <text:p text:style-name="P5"/>
      <text:p text:style-name="P6"><text:span text:style-name="T1">Save_file.gd</text:span></text:p>
      <text:p text:style-name="P3"><text:span text:style-name="T5">extends</text:span><text:span text:style-name="T2"> Resource</text:span></text:p>
      <text:p text:style-name="P3"><text:span text:style-name="T2">class_name SaveData</text:span></text:p>
      <text:p text:style-name="P3"><text:span text:style-name="T2">const SAVE_DATA := "user://savedata.tres"</text:span></text:p>
      <text:p text:style-name="P3"><text:span text:style-name="T8">@export</text:span><text:span text:style-name="T2"> var data = {</text:span></text:p>
      <text:p text:style-name="P3"><text:span text:style-name="T2"><text:tab/>0:[true,0],</text:span></text:p>
      <text:p text:style-name="P3"><text:span text:style-name="T2"><text:tab/>1:[false,0],</text:span></text:p>
      <text:p text:style-name="P3"><text:span text:style-name="T2"><text:tab/>2:[false,0],</text:span></text:p>
      <text:p text:style-name="P3"><text:span text:style-name="T2"><text:tab/>3:[false,0],</text:span></text:p>
      <text:p text:style-name="P3"><text:span text:style-name="T2"><text:tab/>4:[false,0],}</text:span></text:p>
      <text:p text:style-name="P3"><text:span text:style-name="T12">func</text:span><text:span text:style-name="T2"> _ready():</text:span></text:p>
      <text:p text:style-name="P3"><text:span text:style-name="T2"><text:tab/>ResourceSaver.save(self,SAVE_DATA)</text:span></text:p>
      <text:p text:style-name="P3"><text:span text:style-name="T2"><text:tab/></text:span></text:p>
      <text:p text:style-name="P3"><text:span text:style-name="T12">func</text:span><text:span text:style-name="T2"> save():</text:span></text:p>
      <text:p text:style-name="P3"><text:span text:style-name="T2"><text:tab/>ResourceSaver.save(self,SAVE_DATA)</text:span></text:p>
      <text:p text:style-name="P3"><text:span text:style-name="T2"><text:tab/></text:span></text:p>
      <text:p text:style-name="P3"><text:span text:style-name="T12">func</text:span><text:span text:style-name="T2"> load():</text:span></text:p>
      <text:p text:style-name="P3"><text:span text:style-name="T2"><text:tab/>if ResourceLoader.exists(SAVE_DATA):</text:span></text:p>
      <text:p text:style-name="P3"><text:span text:style-name="T2"><text:tab/><text:tab/>return load(SAVE_DATA)</text:span></text:p>
      <text:p text:style-name="P5"/>
      <text:p text:style-name="P6"><text:span text:style-name="T3">target.gd</text:span></text:p>
      <text:p text:style-name="P3"><text:span text:style-name="T5">extends</text:span><text:span text:style-name="T2"> Area2D</text:span></text:p>
      <text:p text:style-name="P3"><text:span text:style-name="T8">@export</text:span><text:span text:style-name="T2"> var id = 0</text:span></text:p>
      <text:p text:style-name="P3"><text:span text:style-name="T8">@export</text:span><text:span text:style-name="T2"> var target :Array[String]= []</text:span></text:p>
      <text:p text:style-name="P3"><text:span text:style-name="T2">signal box_correct(data,number)</text:span></text:p>
      <text:p text:style-name="P3"><text:span text:style-name="T2"/></text:p>
      <text:p text:style-name="P3"><text:span text:style-name="T12">func</text:span><text:span text:style-name="T2"> <text:s/>_ready() -&gt; void:</text:span></text:p>
      <text:p text:style-name="P3"><text:span text:style-name="T2"><text:tab/>$Label.text = str(id+1)</text:span></text:p>
      <text:p text:style-name="P3"><text:span text:style-name="T12">func</text:span><text:span text:style-name="T2"> _on_body_entered(body: Node2D) -&gt; void:</text:span></text:p>
      <text:p text:style-name="P3"><text:span text:style-name="T2"><text:tab/>if body.is_in_group("box"):</text:span></text:p>
      <text:p text:style-name="P3"><text:span text:style-name="T2"><text:tab/><text:tab/>if body.value in target:</text:span></text:p>
      <text:p text:style-name="P3"><text:span text:style-name="T2"><text:tab/><text:tab/><text:tab/>print("test")</text:span></text:p>
      <text:p text:style-name="P3"><text:span text:style-name="T2"><text:tab/><text:tab/><text:tab/>body.can_move = false</text:span></text:p>
      <text:p text:style-name="P3"><text:span text:style-name="T2"><text:tab/><text:tab/><text:tab/>box_correct.emit("[color=green]"+body.value+"[/color]",id,true)</text:span></text:p>
      <text:p text:style-name="P3"><text:span text:style-name="T2"><text:tab/><text:tab/>else:</text:span></text:p>
      <text:p text:style-name="P3"><text:span text:style-name="T2"><text:tab/><text:tab/><text:tab/>box_correct.emit("[color=red]"+body.value+"[/color]",id,false)</text:span></text:p>
      <text:p text:style-name="P3"><text:soft-page-break/><text:span text:style-name="T2"/></text:p>
      <text:p text:style-name="P3"><text:span text:style-name="T12">func</text:span><text:span text:style-name="T2"> _on_body_exited(body: Node2D) -&gt; void:</text:span></text:p>
      <text:p text:style-name="P3"><text:span text:style-name="T2"><text:tab/>if body.is_in_group("box"):</text:span></text:p>
      <text:p text:style-name="P3"><text:span text:style-name="T2"><text:tab/><text:tab/>box_correct.emit("[u][____%s____][/u]" %(id+1),id,false)</text:span></text:p>
      <text:p text:style-name="P5"/>
      <text:p text:style-name="P6"><text:span text:style-name="T3">volumeslider.gd</text:span></text:p>
      <text:p text:style-name="P3"><text:span text:style-name="T4">extends</text:span> HSlider</text:p>
      <text:p text:style-name="P3"/>
      <text:p text:style-name="P3"><text:span text:style-name="T7">@export</text:span> var bus = "Master"</text:p>
      <text:p text:style-name="P3"># Called when the node enters the scene tree for the first time.</text:p>
      <text:p text:style-name="P3"><text:span text:style-name="T7">@onready</text:span> var _bus = AudioServer.get_bus_index(bus)</text:p>
      <text:p text:style-name="P3"><text:span text:style-name="T11">func</text:span> _ready() -&gt; void:</text:p>
      <text:p text:style-name="P3"><text:tab/>value = CFGmanager.get_setting_val(bus)</text:p>
      <text:p text:style-name="P3"><text:tab/>AudioServer.set_bus_volume_db(_bus,linear_to_db(value))</text:p>
      <text:p text:style-name="P3"/>
      <text:p text:style-name="P3"><text:span text:style-name="T11">func</text:span> _on_value_changed(val: float):</text:p>
      <text:p text:style-name="P3"><text:tab/>AudioServer.set_bus_volume_db(_bus,linear_to_db(val))</text:p>
      <text:p text:style-name="P3"><text:tab/>CFGmanager.set_setting_val(bus,val)</text:p>
      <text:p text:style-name="P3"/>
      <text:p text:style-name="P5"/>
      <text:p text:style-name="P6"><text:span text:style-name="T1">player.gd</text:span></text:p>
      <text:p text:style-name="P3">extends CharacterBody2D</text:p>
      <text:p text:style-name="P3"/>
      <text:p text:style-name="P3">@onready var ray = $RayCast2D</text:p>
      <text:p text:style-name="P3">@onready var sprite = $Sprite2D</text:p>
      <text:p text:style-name="P3">@onready var coll = $CollisionShape2D</text:p>
      <text:p text:style-name="P3"/>
      <text:p text:style-name="P3">@export var size_x = 0</text:p>
      <text:p text:style-name="P3">@export var size_y = 0</text:p>
      <text:p text:style-name="P3"/>
      <text:p text:style-name="P3">var delta_sensor = 20</text:p>
      <text:p text:style-name="P3">var animation_speed = 0.35 #second</text:p>
      <text:p text:style-name="P3">var moving = false</text:p>
      <text:p text:style-name="P3">var tile_size = 32</text:p>
      <text:p text:style-name="P3">var inputs = {"ui_right": [Vector2.RIGHT,"walk right"],</text:p>
      <text:p text:style-name="P3"><text:tab/><text:tab/><text:tab/>"ui_left": [Vector2.LEFT,"walk left"],</text:p>
      <text:p text:style-name="P3"><text:tab/><text:tab/><text:tab/>"ui_up": [Vector2.UP,"walk up"],</text:p>
      <text:p text:style-name="P3"><text:tab/><text:tab/><text:tab/>"ui_down": [Vector2.DOWN,"walk down"]}</text:p>
      <text:p text:style-name="P3">var direction</text:p>
      <text:p text:style-name="P3">var last_direction</text:p>
      <text:p text:style-name="P3">var box_status = false</text:p>
      <text:p text:style-name="P3">var box_body</text:p>
      <text:p text:style-name="P3"/>
      <text:p text:style-name="P3">func _ready():</text:p>
      <text:p text:style-name="P3"><text:tab/>position = position.snapped(Vector2.ONE * tile_size)</text:p>
      <text:p text:style-name="P3"><text:tab/>position += Vector2.ONE * tile_size/2</text:p>
      <text:p text:style-name="P3"/>
      <text:p text:style-name="P3">func _unhandled_input(event):</text:p>
      <text:p text:style-name="P3"><text:tab/>last_direction = direction</text:p>
      <text:p text:style-name="P3"><text:tab/>if moving:</text:p>
      <text:p text:style-name="P3"><text:tab/><text:tab/>return</text:p>
      <text:p text:style-name="P3"><text:soft-page-break/><text:tab/>for dir in inputs.keys():</text:p>
      <text:p text:style-name="P3"><text:tab/><text:tab/>if event.is_action_pressed(dir,true):</text:p>
      <text:p text:style-name="P3"><text:tab/><text:tab/><text:tab/>move(dir)</text:p>
      <text:p text:style-name="P3"/>
      <text:p text:style-name="P3">func move(dir):</text:p>
      <text:p text:style-name="P3"><text:tab/>ray.target_position = inputs[dir][0] * (tile_size)</text:p>
      <text:p text:style-name="P3"><text:tab/>ray.force_raycast_update()</text:p>
      <text:p text:style-name="P3"><text:tab/><text:tab/><text:tab/></text:p>
      <text:p text:style-name="P3"><text:tab/>if !ray.is_colliding():</text:p>
      <text:p text:style-name="P3"><text:tab/><text:tab/>#position += inputs[dir] * tile_size</text:p>
      <text:p text:style-name="P3"><text:tab/><text:tab/>action_move(dir)</text:p>
      <text:p text:style-name="P3"><text:tab/>else:</text:p>
      <text:p text:style-name="P3"><text:tab/><text:tab/>var col = ray.get_collider()</text:p>
      <text:p text:style-name="P3"><text:tab/><text:tab/>if col.is_in_group("box"):</text:p>
      <text:p text:style-name="P3"><text:tab/><text:tab/><text:tab/>if col.move(dir):</text:p>
      <text:p text:style-name="P3"><text:tab/><text:tab/><text:tab/><text:tab/>action_move(dir)</text:p>
      <text:p text:style-name="P3"><text:tab/></text:p>
      <text:p text:style-name="P3">func action_move(dir):</text:p>
      <text:p text:style-name="P3"><text:tab/>$AnimationPlayer.play(inputs[dir][1])</text:p>
      <text:p text:style-name="P3"><text:tab/>var tween = create_tween()</text:p>
      <text:p text:style-name="P3"><text:tab/>tween.tween_property(self, "position",</text:p>
      <text:p text:style-name="P3"><text:tab/><text:tab/>position + inputs[dir][0] * tile_size, animation_speed).set_trans(Tween.TRANS_SINE)</text:p>
      <text:p text:style-name="P3"><text:tab/>moving = true</text:p>
      <text:p text:style-name="P3"><text:tab/>await tween.finished</text:p>
      <text:p text:style-name="P3"><text:tab/>moving = fals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Mono" svg:font-family="'Andale Mono'" style:font-pitch="fixed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1T13:10:13.099789278</meta:creation-date>
    <dc:date>2024-11-01T13:23:34.422263954</dc:date>
    <meta:editing-duration>PT13M23S</meta:editing-duration>
    <meta:editing-cycles>1</meta:editing-cycles>
    <meta:document-statistic meta:table-count="0" meta:image-count="0" meta:object-count="0" meta:page-count="7" meta:paragraph-count="285" meta:word-count="784" meta:character-count="8090" meta:non-whitespace-character-count="7301"/>
    <meta:generator>LibreOffice/7.4.7.2$Linux_X86_64 LibreOffice_project/40$Build-2</meta:generator>
  </office:meta>
</office:document-meta>
</file>